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5e5a" officeooo:paragraph-rsid="000e5e5a"/>
    </style:style>
    <style:style style:name="P2" style:family="paragraph" style:parent-style-name="Standard">
      <style:text-properties style:text-line-through-style="none" style:text-line-through-type="none" officeooo:rsid="000e5e5a" officeooo:paragraph-rsid="000e5e5a"/>
    </style:style>
    <style:style style:name="P3" style:family="paragraph" style:parent-style-name="Standard">
      <style:text-properties style:text-line-through-style="none" style:text-line-through-type="none" officeooo:rsid="00161039" officeooo:paragraph-rsid="00161039"/>
    </style:style>
    <style:style style:name="P4" style:family="paragraph" style:parent-style-name="Standard">
      <style:text-properties style:text-line-through-style="none" style:text-line-through-type="none" officeooo:rsid="001d354a" officeooo:paragraph-rsid="001d354a"/>
    </style:style>
    <style:style style:name="P5" style:family="paragraph" style:parent-style-name="Standard">
      <style:text-properties style:text-line-through-style="none" style:text-line-through-type="none" officeooo:rsid="001f9bed" officeooo:paragraph-rsid="001f9bed"/>
    </style:style>
    <style:style style:name="P6" style:family="paragraph" style:parent-style-name="Standard">
      <style:text-properties style:text-line-through-style="none" style:text-line-through-type="none" officeooo:rsid="002197cd" officeooo:paragraph-rsid="002197cd"/>
    </style:style>
    <style:style style:name="P7" style:family="paragraph" style:parent-style-name="Standard">
      <style:text-properties style:text-line-through-style="none" style:text-line-through-type="none" officeooo:rsid="0022f6d8" officeooo:paragraph-rsid="0022f6d8"/>
    </style:style>
    <style:style style:name="P8" style:family="paragraph" style:parent-style-name="Standard">
      <style:text-properties style:text-line-through-style="none" style:text-line-through-type="none" officeooo:rsid="0024ee0c" officeooo:paragraph-rsid="0024ee0c"/>
    </style:style>
    <style:style style:name="P9" style:family="paragraph" style:parent-style-name="Standard">
      <style:text-properties style:text-line-through-style="none" style:text-line-through-type="none" officeooo:rsid="0024ff49" officeooo:paragraph-rsid="0024ff49"/>
    </style:style>
    <style:style style:name="P10" style:family="paragraph" style:parent-style-name="Standard">
      <style:text-properties style:text-line-through-style="none" style:text-line-through-type="none" officeooo:rsid="0025edbe" officeooo:paragraph-rsid="0025edbe"/>
    </style:style>
    <style:style style:name="P11" style:family="paragraph" style:parent-style-name="Standard" style:list-style-name="L1">
      <style:text-properties style:text-line-through-style="solid" style:text-line-through-type="single" officeooo:rsid="000e5e5a" officeooo:paragraph-rsid="000e5e5a"/>
    </style:style>
    <style:style style:name="P12" style:family="paragraph" style:parent-style-name="Standard" style:list-style-name="L2">
      <style:text-properties style:text-line-through-style="solid" style:text-line-through-type="single" officeooo:rsid="00161039" officeooo:paragraph-rsid="00161039"/>
    </style:style>
    <style:style style:name="P13" style:family="paragraph" style:parent-style-name="Standard" style:list-style-name="L2">
      <style:text-properties style:text-line-through-style="solid" style:text-line-through-type="single" officeooo:rsid="0017294b" officeooo:paragraph-rsid="0017294b"/>
    </style:style>
    <style:style style:name="P14" style:family="paragraph" style:parent-style-name="Standard" style:list-style-name="L3">
      <style:text-properties style:text-line-through-style="solid" style:text-line-through-type="single" officeooo:rsid="001d354a" officeooo:paragraph-rsid="001d354a"/>
    </style:style>
    <style:style style:name="P15" style:family="paragraph" style:parent-style-name="Standard" style:list-style-name="L4">
      <style:text-properties style:text-line-through-style="solid" style:text-line-through-type="single" officeooo:rsid="0025edbe" officeooo:paragraph-rsid="0025edbe"/>
    </style:style>
    <style:style style:name="P16" style:family="paragraph" style:parent-style-name="Standard" style:list-style-name="L3">
      <style:text-properties style:text-line-through-style="none" style:text-line-through-type="none" officeooo:rsid="001d354a" officeooo:paragraph-rsid="001d354a"/>
    </style:style>
    <style:style style:name="P17" style:family="paragraph" style:parent-style-name="Standard">
      <style:text-properties style:text-line-through-style="none" style:text-line-through-type="none" officeooo:rsid="001d354a" officeooo:paragraph-rsid="001d354a"/>
    </style:style>
    <style:style style:name="P18" style:family="paragraph" style:parent-style-name="Standard" style:list-style-name="L4">
      <style:text-properties style:text-line-through-style="none" style:text-line-through-type="none" officeooo:rsid="0025edbe" officeooo:paragraph-rsid="0025edbe"/>
    </style:style>
    <style:style style:name="P19" style:family="paragraph" style:parent-style-name="Standard" style:list-style-name="L4">
      <style:text-properties style:text-line-through-style="none" style:text-line-through-type="none" officeooo:rsid="00270ddc" officeooo:paragraph-rsid="00270ddc"/>
    </style:style>
    <style:style style:name="P20" style:family="paragraph" style:parent-style-name="Standard" style:list-style-name="L4">
      <style:text-properties style:text-line-through-style="none" style:text-line-through-type="none" officeooo:rsid="0028f02d" officeooo:paragraph-rsid="0028f02d"/>
    </style:style>
    <style:style style:name="P21" style:family="paragraph" style:parent-style-name="Standard" style:list-style-name="L4">
      <style:text-properties style:text-line-through-style="none" style:text-line-through-type="none" officeooo:rsid="002bccd3" officeooo:paragraph-rsid="002bccd3"/>
    </style:style>
    <style:style style:name="P22" style:family="paragraph" style:parent-style-name="Standard" style:list-style-name="L4">
      <style:text-properties style:text-line-through-style="none" style:text-line-through-type="none" officeooo:rsid="002aa699" officeooo:paragraph-rsid="002aa699"/>
    </style:style>
    <style:style style:name="P23" style:family="paragraph" style:parent-style-name="Standard" style:list-style-name="L4">
      <style:text-properties style:text-line-through-style="none" style:text-line-through-type="none" officeooo:rsid="002c04ae" officeooo:paragraph-rsid="002c04ae"/>
    </style:style>
    <style:style style:name="P24" style:family="paragraph" style:parent-style-name="Standard" style:list-style-name="L4">
      <style:text-properties style:text-line-through-style="none" style:text-line-through-type="none" officeooo:rsid="002c5895" officeooo:paragraph-rsid="002c5895"/>
    </style:style>
    <style:style style:name="P25" style:family="paragraph" style:parent-style-name="Standard" style:list-style-name="L4">
      <style:text-properties style:text-line-through-style="none" style:text-line-through-type="none" officeooo:rsid="002fbb9e" officeooo:paragraph-rsid="002fbb9e"/>
    </style:style>
    <style:style style:name="P26" style:family="paragraph" style:parent-style-name="Standard" style:list-style-name="L4">
      <style:text-properties style:text-line-through-style="none" style:text-line-through-type="none" officeooo:rsid="003135af" officeooo:paragraph-rsid="003135af"/>
    </style:style>
    <style:style style:name="P27" style:family="paragraph" style:parent-style-name="Standard" style:list-style-name="L4">
      <style:text-properties style:text-line-through-style="none" style:text-line-through-type="none" officeooo:rsid="00357e53" officeooo:paragraph-rsid="00369785"/>
    </style:style>
    <style:style style:name="P28" style:family="paragraph" style:parent-style-name="Standard" style:list-style-name="L5">
      <style:text-properties style:text-line-through-style="none" style:text-line-through-type="none" officeooo:rsid="00377fe0" officeooo:paragraph-rsid="003d2b97"/>
    </style:style>
    <style:style style:name="P29" style:family="paragraph" style:parent-style-name="Standard" style:list-style-name="L4">
      <style:text-properties style:text-line-through-style="none" style:text-line-through-type="none" officeooo:rsid="0038d4ca" officeooo:paragraph-rsid="0038d4ca"/>
    </style:style>
    <style:style style:name="P30" style:family="paragraph" style:parent-style-name="Standard" style:list-style-name="L4">
      <style:text-properties style:text-line-through-style="none" style:text-line-through-type="none" officeooo:rsid="0039f657" officeooo:paragraph-rsid="0039f657"/>
    </style:style>
    <style:style style:name="P31" style:family="paragraph" style:parent-style-name="Standard">
      <style:text-properties style:text-line-through-style="none" style:text-line-through-type="none" officeooo:rsid="003d2b97" officeooo:paragraph-rsid="003d2b97"/>
    </style:style>
    <style:style style:name="P32" style:family="paragraph" style:parent-style-name="Standard" style:list-style-name="L5">
      <style:text-properties style:text-line-through-style="none" style:text-line-through-type="none" officeooo:rsid="003d2b97" officeooo:paragraph-rsid="003d2b97"/>
    </style:style>
    <style:style style:name="P33" style:family="paragraph" style:parent-style-name="Standard" style:list-style-name="L5">
      <style:text-properties style:text-line-through-style="none" style:text-line-through-type="none" officeooo:rsid="003d2bdf" officeooo:paragraph-rsid="003d2bdf"/>
    </style:style>
    <style:style style:name="P34" style:family="paragraph" style:parent-style-name="Standard" style:list-style-name="L5">
      <style:text-properties style:text-line-through-style="none" style:text-line-through-type="none" officeooo:rsid="003e6058" officeooo:paragraph-rsid="003e6058"/>
    </style:style>
    <style:style style:name="P35" style:family="paragraph" style:parent-style-name="Standard" style:list-style-name="L5">
      <style:text-properties style:text-line-through-style="none" style:text-line-through-type="none" officeooo:rsid="003f7540" officeooo:paragraph-rsid="003f7540"/>
    </style:style>
    <style:style style:name="T1" style:family="text">
      <style:text-properties officeooo:rsid="0017c58f"/>
    </style:style>
    <style:style style:name="T2" style:family="text">
      <style:text-properties officeooo:rsid="001eaadb"/>
    </style:style>
    <style:style style:name="T3" style:family="text">
      <style:text-properties officeooo:rsid="0025edbe"/>
    </style:style>
    <style:style style:name="T4" style:family="text">
      <style:text-properties officeooo:rsid="00275a1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 3. 8. 2018</text:p>
      <text:p text:style-name="P1"/>
      <text:list xml:id="list1265252242567592884" text:style-name="L1">
        <text:list-item>
          <text:p text:style-name="P11">řazení fotek</text:p>
        </text:list-item>
        <text:list-item>
          <text:p text:style-name="P11">překlad kategorie</text:p>
        </text:list-item>
        <text:list-item>
          <text:p text:style-name="P11">výpis produktů kategorie</text:p>
        </text:list-item>
        <text:list-item>
          <text:p text:style-name="P11">detail produktu</text:p>
        </text:list-item>
        <text:list-item>
          <text:p text:style-name="P11">košík</text:p>
        </text:list-item>
        <text:list-item>
          <text:p text:style-name="P11">vložení do košíku</text:p>
        </text:list-item>
      </text:list>
      <text:p text:style-name="P2"/>
      <text:p text:style-name="P3">TODO 2. 10. 2018</text:p>
      <text:list xml:id="list9127621967027285428" text:style-name="L2">
        <text:list-item>
          <text:p text:style-name="P12">kontrola vybrané dopravy a platby</text:p>
        </text:list-item>
        <text:list-item>
          <text:p text:style-name="P13">fakturační a dodací adresa</text:p>
        </text:list-item>
        <text:list-item>
          <text:p text:style-name="P13">zkrácené údaje k dopravě – <text:span text:style-name="T1">jméno, email, telefon – na poštu, zásilkovna</text:span></text:p>
        </text:list-item>
      </text:list>
      <text:p text:style-name="P4">TODO 4. 10. 2018</text:p>
      <text:list xml:id="list7599146122404027041" text:style-name="L3">
        <text:list-item>
          <text:p text:style-name="P14">atributy produktů do dokončení objednávky</text:p>
        </text:list-item>
        <text:list-item>
          <text:p text:style-name="P16">dodací adresa do dokončení objednávky</text:p>
        </text:list-item>
        <text:list-item>
          <text:p text:style-name="P16">balík na poštu – možnost výběru pošty</text:p>
        </text:list-item>
        <text:list-item>
          <text:p text:style-name="P14">čtvercové <text:span text:style-name="T2">fotky</text:span></text:p>
        </text:list-item>
      </text:list>
      <text:p text:style-name="P4"/>
      <text:p text:style-name="P10">TODO 12. 10. 2018</text:p>
      <text:list xml:id="list6234334509710433820" text:style-name="L4">
        <text:list-item>
          <text:p text:style-name="P15">ikony kategorie</text:p>
        </text:list-item>
        <text:list-item>
          <text:p text:style-name="P18">odladit vzhled košíku</text:p>
        </text:list-item>
        <text:list-item>
          <text:p text:style-name="P18">zaslání mailu s objednávkou</text:p>
        </text:list-item>
        <text:list-item>
          <text:p text:style-name="P19">horní menu</text:p>
        </text:list-item>
        <text:list-item>
          <text:p text:style-name="P19">responzivní menu <text:span text:style-name="T4">obě</text:span></text:p>
        </text:list-item>
        <text:list-item>
          <text:p text:style-name="P20">v hlavičce vymyslet něco nalevo</text:p>
        </text:list-item>
        <text:list-item>
          <text:p text:style-name="P21">základní patičku</text:p>
        </text:list-item>
        <text:list-item>
          <text:p text:style-name="P22">facebook</text:p>
        </text:list-item>
        <text:list-item>
          <text:p text:style-name="P22">instagram</text:p>
        </text:list-item>
        <text:list-item>
          <text:p text:style-name="P23">atributy – vstup typu datum</text:p>
        </text:list-item>
        <text:list-item>
          <text:p text:style-name="P23">atributy – regulární výraz</text:p>
        </text:list-item>
        <text:list-item>
          <text:p text:style-name="P24">atributy - <text:span text:style-name="T3">nahrání souboru</text:span></text:p>
        </text:list-item>
        <text:list-item>
          <text:p text:style-name="P25">atributy - řazení</text:p>
        </text:list-item>
        <text:list-item>
          <text:p text:style-name="P18">instalace na server<text:line-break/></text:p>
        </text:list-item>
        <text:list-item>
          <text:p text:style-name="P25">barevné ladění – najít paletu barev</text:p>
        </text:list-item>
        <text:list-item>
          <text:p text:style-name="P26">přihlášení</text:p>
        </text:list-item>
        <text:list-item>
          <text:p text:style-name="P27">dlouho vydrží košík i když nejsem přihlášená</text:p>
        </text:list-item>
        <text:list-item>
          <text:p text:style-name="P29">podnadpis „eshop“ někam k logu</text:p>
        </text:list-item>
        <text:list-item>
          <text:p text:style-name="P30">překlad do angličtiny</text:p>
        </text:list-item>
      </text:list>
      <text:p text:style-name="P4"/>
      <text:p text:style-name="P31">TODO 19. 10. 2018</text:p>
      <text:list xml:id="list8447676496544883819" text:style-name="L5">
        <text:list-item>
          <text:p text:style-name="P32">tiny v administraci</text:p>
        </text:list-item>
        <text:list-item>
          <text:p text:style-name="P28">vyhledávání v hlavičce doprostřed + kontakt</text:p>
        </text:list-item>
        <text:list-item>
          <text:p text:style-name="P32">validace atributů </text:p>
        </text:list-item>
        <text:list-item>
          <text:p text:style-name="P33">mail s dokočením objednávky</text:p>
        </text:list-item>
        <text:list-item>
          <text:p text:style-name="P34">novinka + doporučujeme</text:p>
        </text:list-item>
        <text:list-item>
          <text:p text:style-name="P35">parametry</text:p>
        </text:list-item>
      </text:list>
      <text:p text:style-name="P4"/>
      <text:p text:style-name="P5"><text:soft-page-break/>Instagram</text:p>
      <text:p text:style-name="P5"/>
      <text:p text:style-name="P5"><text:a xlink:type="simple" xlink:href="https://www.stawebnice.com/jak-ziskat-instagram-access-token-a-client-id/" text:style-name="Internet_20_link" text:visited-style-name="Visited_20_Internet_20_Link">https://www.stawebnice.com/jak-ziskat-instagram-access-token-a-client-id/</text:a></text:p>
      <text:p text:style-name="P5"/>
      <text:p text:style-name="P6">ACCESS TOKEN:</text:p>
      <text:p text:style-name="P6"/>
      <text:p text:style-name="P6"><text:a xlink:type="simple" xlink:href="https://www.gowood.cz/#access_token=2036348741.781e89a.23267f35cc614baeb8dce812dc4fc924" text:style-name="Internet_20_link" text:visited-style-name="Visited_20_Internet_20_Link">https://www.gowood.cz/#access_token=2036348741.781e89a.23267f35cc614baeb8dce812dc4fc924</text:a></text:p>
      <text:p text:style-name="P6"/>
      <text:p text:style-name="P7"><text:a xlink:type="simple" xlink:href="https://github.com/pgrimaud/instagram-user-feed#usage-of-version-5" text:style-name="Internet_20_link" text:visited-style-name="Visited_20_Internet_20_Link">https://github.com/pgrimaud/instagram-user-feed#usage-of-version-5</text:a></text:p>
      <text:p text:style-name="P8"><text:a xlink:type="simple" xlink:href="https://github.com/vinkla/instagram" text:style-name="Internet_20_link" text:visited-style-name="Visited_20_Internet_20_Link">https://github.com/vinkla/instagram</text:a></text:p>
      <text:p text:style-name="P8"/>
      <text:p text:style-name="P9">Facebook a Google login</text:p>
      <text:p text:style-name="P9"/>
      <text:p text:style-name="P9"><text:a xlink:type="simple" xlink:href="https://github.com/hwi/HWIOAuthBundle" text:style-name="Internet_20_link" text:visited-style-name="Visited_20_Internet_20_Link">https://github.com/hwi/HWIOAuthBundle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3T08:28:35.771829642</meta:creation-date>
    <meta:generator>LibreOffice/5.1.6.2$Linux_X86_64 LibreOffice_project/10m0$Build-2</meta:generator>
    <dc:date>2018-10-19T10:16:04.654741498</dc:date>
    <meta:editing-duration>P1DT33M1S</meta:editing-duration>
    <meta:editing-cycles>40</meta:editing-cycles>
    <meta:document-statistic meta:table-count="0" meta:image-count="0" meta:object-count="0" meta:page-count="2" meta:paragraph-count="51" meta:word-count="200" meta:character-count="1363" meta:non-whitespace-character-count="1244"/>
  </office:meta>
</office:document-meta>
</file>